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8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П_ДОК_ПриказСозданияИнвентКомиссии</text:p>
          </table:table-cell>
          <table:table-cell office:value-type="string" calcext:value-type="string">
            <text:p>Приказ создания инвентаризационной комисси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П_ДОК_Инвентаризация</text:p>
          </table:table-cell>
          <table:table-cell office:value-type="string" calcext:value-type="string">
            <text:p>Сличительная ведомос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35:03.481568779</meta:creation-date>
    <dc:date>2022-11-28T22:43:21.888729430</dc:date>
    <meta:editing-duration>PT8M18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